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a Structures</text:p>
      <text:p text:style-name="P3"/>
      <text:list xml:id="list4529335009334380021" text:style-name="L1">
        <text:list-item>
          <text:p text:style-name="P5"><text:span text:style-name="T13">Data Structures</text:span> - <text:span text:style-name="T1">The programmatic way of storing data so that data can be used efficiently. Almost every enterprise application uses various data structures in one way or another.</text:span></text:p>
          <text:p text:style-name="P5"><text:span text:style-name="T1"/></text:p>
          <text:list>
            <text:list-item>
              <text:p text:style-name="P5"><text:span text:style-name="T7">Interface</text:span><text:span text:style-name="T1"> – Each data structure has an interface. <text:s/>The interface represents the set of operations that a data structure supports. <text:s/>An interface only provides the list of supported operations, type of parameters they can accept and return type of these operations.</text:span></text:p>
              <text:p text:style-name="P5"><text:span text:style-name="T1"/></text:p>
            </text:list-item>
            <text:list-item>
              <text:p text:style-name="P7"><text:span text:style-name="T8">Implementation</text:span><text:span text:style-name="T6"> – </text:span>Implementation provides the internal representation of a data structure. Implementation also provides the definition of the algorithms used in the operations of the data structure.</text:p>
            </text:list-item>
          </text:list>
        </text:list-item>
      </text:list>
      <text:p text:style-name="P6"/>
      <text:list xml:id="list42271690" text:continue-numbering="true" text:style-name="L1">
        <text:list-item>
          <text:p text:style-name="P10"><text:span text:style-name="T12">Characteristics of a Data Structure</text:span><text:span text:style-name="T2"><text:tab/></text:span></text:p>
        </text:list-item>
      </text:list>
      <text:p text:style-name="P6"><text:tab/></text:p>
      <text:list xml:id="list42282344" text:continue-numbering="true" text:style-name="L1">
        <text:list-item>
          <text:list>
            <text:list-item>
              <text:p text:style-name="P9">Correctness<text:span text:style-name="T10"> – Data Structure implementation should implement its interface correctly.</text:span></text:p>
              <text:p text:style-name="P9"><text:span text:style-name="T10"/></text:p>
            </text:list-item>
            <text:list-item>
              <text:p text:style-name="P9">Time Complexity<text:span text:style-name="T10"> – Running time or execution time of operations of data structure must be as small as possible.</text:span></text:p>
              <text:p text:style-name="P9"><text:span text:style-name="T10"/></text:p>
            </text:list-item>
            <text:list-item>
              <text:p text:style-name="P9">Space Complexity<text:span text:style-name="T10">- Memory usage of a data structure operation should be as little as possible.</text:span></text:p>
            </text:list-item>
          </text:list>
        </text:list-item>
      </text:list>
      <text:p text:style-name="P8"><text:span text:style-name="T10"/></text:p>
      <text:list xml:id="list42273897" text:continue-numbering="true" text:style-name="L1">
        <text:list-item>
          <text:p text:style-name="P10"><text:span text:style-name="T12">Need for Data Structure</text:span><text:span text:style-name="T10"> – </text:span><text:span text:style-name="T5">As applications are getting complex and data rich, there are three common problems applications face now-a-days.</text:span></text:p>
          <text:list>
            <text:list-header>
              <text:p text:style-name="P11"/>
            </text:list-header>
            <text:list-item>
              <text:p text:style-name="P9">Data Search</text:p>
            </text:list-item>
          </text:list>
        </text:list-item>
      </text:list>
      <text:p text:style-name="P8"><text:span text:style-name="T10"/></text:p>
      <text:p text:style-name="P8"><text:span text:style-name="T10"/></text:p>
      <text:p text:style-name="P8"><text:span text:style-name="T10"><text:tab/></text:span></text:p>
      <text:p text:style-name="P6"><text:tab/></text:p>
      <text:p text:style-name="P1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Camp</meta:initial-creator>
    <meta:creation-date>2018-08-05T21:52:11.90</meta:creation-date>
    <meta:document-statistic meta:table-count="0" meta:image-count="0" meta:object-count="0" meta:page-count="1" meta:paragraph-count="14" meta:word-count="180" meta:character-count="1141"/>
    <dc:date>2018-08-05T22:08:08.57</dc:date>
    <dc:creator>Kevin Camp</dc:creator>
    <meta:editing-duration>PT16S</meta:editing-duration>
    <meta:editing-cycles>1</meta:editing-cycles>
    <meta:generator>OpenOffice/4.1.5$Win32 OpenOffice.org_project/415m1$Build-9789</meta:generator>
  </office:meta>
</office:document-meta>
</file>